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88pt" style:font-size-asian="88pt" style:font-size-complex="8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obook </meta:initial-creator>
    <meta:creation-date>2013-02-25T21:56:40</meta:creation-date>
    <dc:date>2013-02-25T21:57:46</dc:date>
    <dc:creator>monobook 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3.5$Linux_X86_64 LibreOffice_project/350m1$Build-2</meta:generator>
  </office:meta>
</office:document-meta>
</file>